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istableBeanFactoryTests.emp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istableBeanFactoryTests.bea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ListableBeanFactoryTests.prototyp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ListableBeanFactoryTests.factory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ListableBeanFactoryTests.autoAlia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ListableBeanFactoryTests.commentsAndCdataI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ListableBeanFactoryTests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ListableBeanFactoryTests.lifecycl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ListableBeanFactoryTests.postProcessBeforeInitialization( Object bean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ListableBeanFactoryTests.bea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ableBeanFactoryTests.factory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ListableBeanFactoryTests.descriptionButNo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ListableBeanFactoryTests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ableBeanFactoryTests.postProcessAfterInitialization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ableBeanFactoryTests.protectedLifecycl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ListableBeanFactoryTests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